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47799" draw:textarea-horizontal-align="justify" draw:textarea-vertical-align="middle" draw:auto-grow-height="false" fo:min-height="7.37cm" fo:min-width="22.36cm"/>
    </style:style>
    <style:style style:name="gr2" style:family="graphic" style:parent-style-name="standard">
      <style:graphic-properties draw:stroke="none" svg:stroke-color="#000000" draw:fill="none" draw:fill-color="#ffffff" fo:min-height="6.33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4cm" fo:min-width="6.104cm"/>
    </style:style>
    <style:style style:name="gr4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97cm" fo:min-width="1.72cm" fo:padding-top="0.226cm" fo:padding-bottom="0.226cm" fo:padding-left="0.351cm" fo:padding-right="0.351cm"/>
    </style:style>
    <style:style style:name="gr5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973cm" fo:min-width="1.723cm" fo:padding-top="0.226cm" fo:padding-bottom="0.226cm" fo:padding-left="0.351cm" fo:padding-right="0.351cm"/>
    </style:style>
    <style:style style:name="gr6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0.322cm" fo:min-width="0.072cm"/>
    </style:style>
    <style:style style:name="gr7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322cm" fo:min-width="0.072cm"/>
    </style:style>
    <style:style style:name="gr8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322cm" fo:min-width="0.071cm"/>
    </style:style>
    <style:style style:name="gr9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0.322cm" fo:min-width="0.072cm"/>
    </style:style>
    <style:style style:name="gr10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322cm" fo:min-width="0.071cm"/>
    </style:style>
    <style:style style:name="gr11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321cm" fo:min-width="0.072cm"/>
    </style:style>
    <style:style style:name="P1" style:family="paragraph">
      <loext:graphic-properties draw:fill="solid" draw:fill-color="#547799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style:font-name="Liberation Sans2" fo:font-size="96pt" fo:font-weight="bold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b3c33"/>
      <style:paragraph-properties fo:text-align="center"/>
    </style:style>
    <style:style style:name="P7" style:family="paragraph">
      <loext:graphic-properties draw:fill="solid" draw:fill-color="#389826"/>
      <style:paragraph-properties fo:text-align="center"/>
    </style:style>
    <style:style style:name="P8" style:family="paragraph">
      <loext:graphic-properties draw:fill="solid" draw:fill-color="#9558b2"/>
      <style:paragraph-properties fo:text-align="center"/>
    </style:style>
    <style:style style:name="P9" style:family="paragraph">
      <loext:graphic-properties draw:fill="solid" draw:fill-color="#4063d8"/>
      <style:paragraph-properties fo:text-align="center"/>
    </style:style>
    <style:style style:name="T1" style:family="text">
      <style:text-properties fo:color="#ffffff" loext:opacity="100%" style:font-name="Liberation Sans2" fo:font-size="115pt" fo:font-weight="normal"/>
    </style:style>
    <style:style style:name="T2" style:family="text">
      <style:text-properties fo:color="#ffffff" loext:opacity="100%" style:font-name="Liberation Sans2" fo:font-size="32pt" fo:font-weight="bold"/>
    </style:style>
    <style:style style:name="T3" style:family="text">
      <style:text-properties fo:color="#ffffff" loext:opacity="100%" style:font-name="Liberation Sans2" fo:font-size="12pt" fo:font-weight="bold"/>
    </style:style>
    <style:style style:name="T4" style:family="text">
      <style:text-properties fo:color="#ffffff" loext:opacity="100%" style:font-name="Liberation Sans Narrow"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7.62cm" svg:x="1.27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557cm" svg:height="6.58cm" svg:x="1.27cm" svg:y="1.905cm">
          <draw:text-box>
            <text:p text:style-name="P2"><text:span text:style-name="T1">QMBTK</text:span><text:span text:style-name="T2"><text:line-break/></text:span><text:span text:style-name="T3"> </text:span><text:span text:style-name="T2"><text:line-break/></text:span><text:span text:style-name="T4">THE QUANTUM MANY-BODY TOOLKIT FOR MATERIALS MODELLING</text:span></text:p>
          </draw:text-box>
        </draw:frame>
        <draw:custom-shape draw:style-name="gr3" draw:text-style-name="P4" draw:layer="layout" svg:width="6.604cm" svg:height="6.604cm" svg:x="17.018cm" svg:y="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422cm" svg:height="2.422cm" svg:x="18.502cm" svg:y="3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425cm" svg:height="2.425cm" svg:x="19.687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808cm" svg:height="0.808cm" svg:x="18.097cm" svg:y="2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08cm" svg:height="0.808cm" svg:x="18.098cm" svg:y="5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807cm" svg:height="0.808cm" svg:x="20.521cm" svg:y="2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808cm" svg:height="0.808cm" svg:x="20.521cm" svg:y="5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08cm" svg:height="0.808cm" svg:x="19.31cm" svg:y="4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807cm" svg:height="0.808cm" svg:x="19.311cm" svg:y="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808cm" svg:height="0.807cm" svg:x="21.73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808cm" svg:height="0.808cm" svg:x="21.734cm" svg:y="6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3-07-10T08:13:24.617599451</dc:date>
    <meta:editing-duration>PT12M50S</meta:editing-duration>
    <meta:editing-cycles>4</meta:editing-cycles>
    <meta:generator>LibreOffice/7.3.7.2$Linux_X86_64 LibreOffice_project/30$Build-2</meta:generator>
    <meta:document-statistic meta:object-count="13"/>
  </office:meta>
</office:document-meta>
</file>